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8c2e5" officeooo:paragraph-rsid="0018c2e5"/>
    </style:style>
    <style:style style:name="P2" style:family="paragraph" style:parent-style-name="Standard">
      <style:paragraph-properties fo:text-align="justify" style:justify-single-word="false"/>
      <style:text-properties officeooo:rsid="0018c2e5" officeooo:paragraph-rsid="00196905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18c2e5" officeooo:paragraph-rsid="0018c2e5"/>
    </style:style>
    <style:style style:name="P4" style:family="paragraph" style:parent-style-name="Standard">
      <style:paragraph-properties fo:text-align="center" style:justify-single-word="false"/>
      <style:text-properties officeooo:rsid="0018c2e5" officeooo:paragraph-rsid="0018c2e5"/>
    </style:style>
    <style:style style:name="P5" style:family="paragraph" style:parent-style-name="Standard">
      <style:paragraph-properties fo:text-align="justify" style:justify-single-word="false"/>
      <style:text-properties officeooo:rsid="00196905" officeooo:paragraph-rsid="00196905"/>
    </style:style>
    <style:style style:name="P6" style:family="paragraph" style:parent-style-name="Standard">
      <style:paragraph-properties fo:text-align="center" style:justify-single-word="false"/>
      <style:text-properties fo:font-style="italic" officeooo:rsid="00196905" officeooo:paragraph-rsid="00196905" style:font-style-asian="italic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tyle="italic" officeooo:rsid="0018c2e5" officeooo:paragraph-rsid="00196905" style:font-style-asian="italic" style:font-style-complex="italic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6pt" officeooo:rsid="0018c2e5" officeooo:paragraph-rsid="0018c2e5" style:font-size-asian="16pt" style:font-size-complex="16pt"/>
    </style:style>
    <style:style style:name="T1" style:family="text">
      <style:text-properties officeooo:rsid="0019690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85368348912762941" text:style-name="L1">
        <text:list-item>
          <text:p text:style-name="P8">EJERCICIO </text:p>
          <text:p text:style-name="P8"/>
        </text:list-item>
      </text:list>
      <text:p text:style-name="P1"/>
      <text:p text:style-name="P5">Realiza un programa que calcule el factorial de un número. Ejemplo de cálculo de factorial de un número:</text:p>
      <text:p text:style-name="P5"/>
      <text:p text:style-name="P6">6! = 1*2*3*4*5*6 = <text:s/>720</text:p>
      <text:p text:style-name="P6">4! = 1*2*3*4 = 24</text:p>
      <text:p text:style-name="P5"/>
      <text:p text:style-name="P5">Hay que tener en cuenta que 0! es 1 y que no hay factorial de números negativos.</text:p>
      <text:p text:style-name="P5"/>
      <text:p text:style-name="P5">Modifica el ejercicio anterior para que pertenezca a una clase con la siguiente definición del <text:s/>método:</text:p>
      <text:p text:style-name="P5"/>
      <text:p text:style-name="P6">public static int factorial(int numero)</text:p>
      <text:p text:style-name="P1"/>
      <text:list xml:id="list221441230953957" text:continue-numbering="true" text:style-name="L1">
        <text:list-item>
          <text:p text:style-name="P3"><text:span text:style-name="T3">EJERCICIO </text:span></text:p>
          <text:p text:style-name="P3"><text:span text:style-name="T3"/></text:p>
        </text:list-item>
      </text:list>
      <text:p text:style-name="P1"/>
      <text:p text:style-name="P1">Realiza un programa que averigüe el número de cifras que contiene un número, ejemplo 123 tres cifras, 23 dos cifras, 1 una cifra.</text:p>
      <text:p text:style-name="P1">Aplica el siguiente algoritmo:</text:p>
      <text:p text:style-name="P1">Vamos dividiendo el número por la siguiente secuencia: 1, 10, 100, … hasta que el cociente sea 0, en ese momento sabremos el número de cifras. Ejemplo:</text:p>
      <text:p text:style-name="P1"/>
      <text:p text:style-name="P4"><text:span text:style-name="T2">224/1 = 224 224/10=24 224/100=2 224/1000=0</text:span> </text:p>
      <text:p text:style-name="P4"/>
      <text:p text:style-name="P1">Al haber tres divisiones con cociente distinto de cero, tiene tres cifras.</text:p>
      <text:p text:style-name="P1"/>
      <text:p text:style-name="P1"/>
      <text:p text:style-name="P1"/>
      <text:list xml:id="list221440369294303" text:continue-numbering="true" text:style-name="L1">
        <text:list-item>
          <text:p text:style-name="P8">EJERCICIO </text:p>
        </text:list-item>
      </text:list>
      <text:p text:style-name="P1"/>
      <text:p text:style-name="P2"/>
      <text:p text:style-name="P2">Dado un número determinado n, calcular los números comprendidos entre 0 y n (exclusive) que sean divisibles por 2 y 3 <text:span text:style-name="T1">a la vez</text:span></text:p>
      <text:p text:style-name="P2">Realiza todo el ejercicio en una única clase que contenga el método main.</text:p>
      <text:p text:style-name="P2">Posteriormente modifica el programa para que en una única clase contenga un método con la siguiente definción:</text:p>
      <text:p text:style-name="P2"/>
      <text:p text:style-name="P7">public static void divisiblesPorDosYTres(int numero)</text:p>
      <text:p text:style-name="P7"/>
      <text:p text:style-name="P2">que debe hacer lo mismo que en el ejercicio anterior.</text:p>
      <text:p text:style-name="P2">Posteriormente vuelve añadir un nuevo método que tiene la siguiente definición:</text:p>
      <text:p text:style-name="P2"/>
      <text:p text:style-name="P7">public static void divisiblesPorDosNumeros(int numero, int divisor1, int divisor2)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>
      <style:text-properties fo:font-size="16pt" style:font-size-asian="14pt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21:48:10.353140085</meta:creation-date>
    <dc:date>2015-10-22T22:14:40.216810179</dc:date>
    <meta:editing-duration>PT11M19S</meta:editing-duration>
    <meta:editing-cycles>1</meta:editing-cycles>
    <meta:document-statistic meta:table-count="0" meta:image-count="0" meta:object-count="0" meta:page-count="1" meta:paragraph-count="21" meta:word-count="233" meta:character-count="1404" meta:non-whitespace-character-count="1189"/>
    <meta:generator>LibreOffice/4.2.8.2$Linux_X86_64 LibreOffice_project/420m0$Build-2</meta:generator>
  </office:meta>
</office:document-meta>
</file>